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c0ca" officeooo:paragraph-rsid="0005c0ca"/>
    </style:style>
    <style:style style:name="P2" style:family="paragraph" style:parent-style-name="Standard">
      <style:text-properties officeooo:rsid="00063630" officeooo:paragraph-rsid="00063630"/>
    </style:style>
    <style:style style:name="P3" style:family="paragraph" style:parent-style-name="Standard">
      <style:text-properties officeooo:rsid="00075f9a" officeooo:paragraph-rsid="00075f9a"/>
    </style:style>
    <style:style style:name="P4" style:family="paragraph" style:parent-style-name="Standard">
      <style:text-properties officeooo:rsid="000b3e02" officeooo:paragraph-rsid="000b3e02"/>
    </style:style>
    <style:style style:name="P5" style:family="paragraph" style:parent-style-name="Preformatted_20_Text">
      <style:text-properties fo:color="#000000" style:font-name="DejaVu Sans Mono" officeooo:rsid="0005c0ca" officeooo:paragraph-rsid="0005c0ca"/>
    </style:style>
    <style:style style:name="P6" style:family="paragraph" style:parent-style-name="Preformatted_20_Text">
      <style:text-properties fo:color="#000000" style:font-name="DejaVu Sans Mono" officeooo:rsid="00063630" officeooo:paragraph-rsid="00063630"/>
    </style:style>
    <style:style style:name="P7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8" style:family="paragraph" style:parent-style-name="Preformatted_20_Text">
      <style:text-properties fo:color="#000000"/>
    </style:style>
    <style:style style:name="P9" style:family="paragraph" style:parent-style-name="Preformatted_20_Text">
      <style:text-properties fo:color="#000000" style:font-name="DejaVu Sans Mono"/>
    </style:style>
    <style:style style:name="T1" style:family="text">
      <style:text-properties fo:color="#808000"/>
    </style:style>
    <style:style style:name="T2" style:family="text">
      <style:text-properties fo:color="#008000"/>
    </style:style>
    <style:style style:name="T3" style:family="text">
      <style:text-properties fo:color="#008000" fo:font-weight="bold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DejaVu Sans Mono" fo:font-weight="bold"/>
    </style:style>
    <style:style style:name="T6" style:family="text">
      <style:text-properties fo:color="#008080"/>
    </style:style>
    <style:style style:name="T7" style:family="text">
      <style:text-properties fo:color="#008080" style:font-name="DejaVu Sans Mono"/>
    </style:style>
    <style:style style:name="T8" style:family="text">
      <style:text-properties style:font-name="DejaVu Sans Mono"/>
    </style:style>
    <style:style style:name="T9" style:family="text">
      <style:text-properties style:font-name="DejaVu Sans Mono" fo:background-color="#e4e4ff" loext:char-shading-value="0"/>
    </style:style>
    <style:style style:name="T10" style:family="text">
      <style:text-properties fo:color="#0000ff" style:font-name="DejaVu Sans Mono"/>
    </style:style>
    <style:style style:name="T11" style:family="text">
      <style:text-properties officeooo:rsid="00063630"/>
    </style:style>
    <style:style style:name="T12" style:family="text">
      <style:text-properties officeooo:rsid="00075f9a"/>
    </style:style>
    <style:style style:name="T13" style:family="text">
      <style:text-properties officeooo:rsid="0009bd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ча 1.</text:p>
      <text:p text:style-name="P1"/>
      <text:p text:style-name="P5"><text:span text:style-name="T1">#include</text:span><text:span text:style-name="T2"> </text:span><text:span text:style-name="T3">&lt;iostream&gt;</text:span></text:p>
      <text:p text:style-name="P9"><text:span text:style-name="T1">#include</text:span><text:span text:style-name="T2"> </text:span><text:span text:style-name="T3">&lt;vector&gt;</text:span></text:p>
      <text:p text:style-name="P9"><text:span text:style-name="T4">class </text:span><text:span text:style-name="T6">Animal </text:span>{</text:p>
      <text:p text:style-name="P9"><text:span text:style-name="T4">public</text:span>:</text:p>
      <text:p text:style-name="P8"><text:s text:c="4"/><text:span text:style-name="T5">void </text:span><text:span text:style-name="T8">say() {}</text:span></text:p>
      <text:p text:style-name="P9">};</text:p>
      <text:p text:style-name="P9"><text:span text:style-name="T4">int </text:span>main() {</text:p>
      <text:p text:style-name="P8"><text:s text:c="4"/><text:span text:style-name="T7">std</text:span><text:span text:style-name="T8">::</text:span><text:span text:style-name="T7">vector</text:span><text:span text:style-name="T8">&lt;</text:span><text:span text:style-name="T7">Animal</text:span><text:span text:style-name="T8">*&gt; zoo;</text:span></text:p>
      <text:p text:style-name="P8"><text:s text:c="4"/><text:span text:style-name="T5">for</text:span><text:span text:style-name="T8">(</text:span><text:span text:style-name="T7">Animal </text:span><text:span text:style-name="T8">* animal: zoo) {</text:span></text:p>
      <text:p text:style-name="P8"><text:s text:c="8"/><text:span text:style-name="T8">animal-&gt;say();</text:span></text:p>
      <text:p text:style-name="P8"><text:s text:c="4"/><text:span text:style-name="T8">}</text:span></text:p>
      <text:p text:style-name="P8"><text:s text:c="4"/><text:span text:style-name="T5">return </text:span><text:span text:style-name="T10">0</text:span><text:span text:style-name="T8">;</text:span></text:p>
      <text:p text:style-name="P7">}</text:p>
      <text:p text:style-name="P1"><text:tab/>Программа выше показывает, какие звуки издают различные животные в зоопарке. Допишите ее. Основной цикл менять нельзя.</text:p>
      <text:p text:style-name="P1"><text:tab/><text:span text:style-name="T11">В зоопарке должны оказаться волк, енот, утка, дельфин, лось.</text:span></text:p>
      <text:p text:style-name="P2"><text:tab/>Подсказка: <text:a xlink:type="simple" xlink:href="https://en.wikipedia.org/wiki/List_of_animal_sounds" text:style-name="Internet_20_link" text:visited-style-name="Visited_20_Internet_20_Link">https://en.wikipedia.org/wiki/List_of_animal_sounds</text:a></text:p>
      <text:p text:style-name="P1"/>
      <text:p text:style-name="P2">Задача 2.</text:p>
      <text:p text:style-name="P2"/>
      <text:p text:style-name="P6"><text:span text:style-name="T1">#include</text:span><text:span text:style-name="T2"> </text:span><text:span text:style-name="T3">&lt;iostream&gt;</text:span></text:p>
      <text:p text:style-name="P9"><text:span text:style-name="T1">#include</text:span><text:span text:style-name="T2"> </text:span><text:span text:style-name="T3">&lt;cmath&gt;</text:span></text:p>
      <text:p text:style-name="P9"><text:span text:style-name="T4">class </text:span><text:span text:style-name="T6">Callback </text:span>{</text:p>
      <text:p text:style-name="P9"><text:span text:style-name="T4">public</text:span>:</text:p>
      <text:p text:style-name="P8"><text:s text:c="4"/><text:span text:style-name="T5">void </text:span><text:span text:style-name="T8">exec(</text:span><text:span text:style-name="T5">double </text:span><text:span text:style-name="T8">data) {}</text:span></text:p>
      <text:p text:style-name="P9">};</text:p>
      <text:p text:style-name="P9"><text:span text:style-name="T4">class </text:span><text:span text:style-name="T6">Computator </text:span>{</text:p>
      <text:p text:style-name="P9"><text:span text:style-name="T4">public</text:span>:</text:p>
      <text:p text:style-name="P8"><text:s text:c="4"/><text:span text:style-name="T5">void </text:span><text:span text:style-name="T8">compute(</text:span><text:span text:style-name="T5">double </text:span><text:span text:style-name="T8">data, </text:span><text:span text:style-name="T7">Callback </text:span><text:span text:style-name="T8">* callback) {</text:span></text:p>
      <text:p text:style-name="P8"><text:s text:c="8"/><text:span text:style-name="T5">double </text:span><text:span text:style-name="T8">result;</text:span></text:p>
      <text:p text:style-name="P8"><text:span text:style-name="T8"><text:s text:c="8"/>result = exp(tan(fabs(sin(data))));</text:span></text:p>
      <text:p text:style-name="P8"><text:s text:c="8"/><text:span text:style-name="T8">callback-&gt;exec(result);</text:span></text:p>
      <text:p text:style-name="P8"><text:s text:c="4"/><text:span text:style-name="T8">}</text:span></text:p>
      <text:p text:style-name="P9">};</text:p>
      <text:p text:style-name="P9"><text:span text:style-name="T4">int </text:span>main() {</text:p>
      <text:p text:style-name="P8"><text:span text:style-name="T9"><text:tab/>Computator</text:span><text:span text:style-name="T8"> * computator = </text:span><text:span text:style-name="T5">new </text:span><text:span text:style-name="T9">Computator</text:span><text:span text:style-name="T8">();</text:span></text:p>
      <text:p text:style-name="P8"><text:s text:c="4"/><text:span text:style-name="T5">return </text:span><text:span text:style-name="T10">0</text:span><text:span text:style-name="T8">;</text:span></text:p>
      <text:p text:style-name="P7">}</text:p>
      <text:p text:style-name="P2"><text:tab/><text:span text:style-name="T12">Класс Computator имеет функцию compute, которая принимает вещественное число и считает некоторую функцию от него. Однако она не возвращает это число, а передает далее объекту Callback.</text:span></text:p>
      <text:p text:style-name="P2"><text:tab/><text:span text:style-name="T12">Ваша задача:</text:span></text:p>
      <text:p text:style-name="P2"><text:span text:style-name="T12">1) Считать число введенное пользователем</text:span></text:p>
      <text:p text:style-name="P3">2) Вывести значение формулы, которую считает Computator</text:p>
      <text:p text:style-name="P3">3) Дважды посчитать результат <text:span text:style-name="T13">функции (то есть посчитать один раз, и потом применить функцию к полученному результату еще раз) и вывести ее</text:span></text:p>
      <text:p text:style-name="P4"><text:tab/>Для вычисления функции разрешается пользоваться только объектом Computator.</text:p>
      <text:p text:style-name="P4">Изменять код объекта Computator запрещается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7:43:12.165212578</meta:creation-date>
    <dc:date>2016-10-31T20:08:06.546283333</dc:date>
    <meta:editing-duration>PT11M12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43" meta:word-count="177" meta:character-count="1341" meta:non-whitespace-character-count="1132"/>
  </office:meta>
</office:document-meta>
</file>